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a9ed" officeooo:paragraph-rsid="000fa9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agem <text:s/>png 600 x388</text:p>
      <text:p text:style-name="P1">cabecalho png 600x106</text:p>
      <text:p text:style-name="P1">botão <text:s/>190x58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7T09:34:59.878821593</meta:creation-date>
    <dc:date>2021-12-07T12:13:55.851041299</dc:date>
    <meta:editing-duration>PT2M55S</meta:editing-duration>
    <meta:editing-cycles>1</meta:editing-cycles>
    <meta:document-statistic meta:table-count="0" meta:image-count="0" meta:object-count="0" meta:page-count="1" meta:paragraph-count="3" meta:word-count="9" meta:character-count="54" meta:non-whitespace-character-count="46"/>
    <meta:generator>LibreOffice/7.2.3.2$Linux_X86_64 LibreOffice_project/20$Build-2</meta:generator>
  </office:meta>
</office:document-meta>
</file>